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6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n este chat exploraremos el lado oscuro.</text:p>
      <text:p text:style-name="Standard">Elara en su viaje se enfrenta al mal.</text:p>
      <text:p text:style-name="Standard">en cada capitulo se desarrollara una parte de la lucha entre el bien y el mal.</text:p>
      <text:p text:style-name="Standard">vamos aqui a desarrollar el perfil del mal.</text:p>
      <text:p text:style-name="Standard">la victoria de Elara no tiene sentido por si sola.</text:p>
      <text:p text:style-name="Standard">El lector tiene que desear que Elara triunfe.</text:p>
      <text:p text:style-name="Standard">Esto lo conseguiremos creando a un malo muy malvado que nos haga sentir, </text:p>
      <text:p text:style-name="Standard">indignacion, deseo de venganza, deseo de justicia, impotencia, y sentimientos de este tipo.</text:p>
      <text:p text:style-name="Standard"/>
      <text:p text:style-name="Standard">con este objetivo, discutiremos personalidades, acciones, etc que nos hagan odiar al enemigo de Elara.</text:p>
      <text:p text:style-name="Standard"/>
      <text:p text:style-name="Standard"/>
      <text:p text:style-name="Horizontal_20_Line"/>
      <text:p text:style-name="Text_20_body"/>
      <text:p text:style-name="Text_20_body">Perfecto.<text:line-break/>Lo que planteas es <text:span text:style-name="Strong_20_Emphasis">clave</text:span> para que el viaje de Elara funcione en un registro adulto, duro y honesto con la vida.</text:p>
      <text:p text:style-name="Text_20_body">Voy a estructurar la respuesta en <text:span text:style-name="Strong_20_Emphasis">capas</text:span>, para que podamos profundizar sin perdernos y para que luego puedas reutilizar esto como marco conceptual del libro.</text:p>
      <text:p text:style-name="Horizontal_20_Line"/>
      <text:h text:style-name="Heading_20_2" text:outline-level="2">1. Principio fundamental</text:h>
      <text:p text:style-name="Text_20_body"><text:span text:style-name="Strong_20_Emphasis">El mal no debe ser espectacular, sino reconocible.</text:span></text:p>
      <text:p text:style-name="Text_20_body">El lector adulto no odia al dragón que quema aldeas por capricho.<text:line-break/>Odia al mal que <text:span text:style-name="Strong_20_Emphasis">se parece demasiado a lo que ya ha visto</text:span>.</text:p>
      <text:p text:style-name="Text_20_body">👉 El mal que provoca indignación real no es el caos, es el <text:span text:style-name="Strong_20_Emphasis">orden injusto</text:span>.<text:line-break/>No es el monstruo salvaje, es el <text:span text:style-name="Strong_20_Emphasis">sistema que funciona perfectamente… para aplastar</text:span>.</text:p>
      <text:p text:style-name="Text_20_body">Si el lector piensa:</text:p>
      <text:p text:style-name="Quotations">“Esto podría estar pasando ahora mismo”</text:p>
      <text:p text:style-name="Text_20_body">entonces ya no está leyendo fantasía: está implicado emocionalmente.</text:p>
      <text:p text:style-name="Horizontal_20_Line"/>
      <text:h text:style-name="Heading_20_2" text:outline-level="2">2. Qué NO debe ser el enemigo de Elara</text:h>
      <text:p text:style-name="Text_20_body">Para evitar un villano infantil:</text:p>
      <text:list xml:id="list3872122796" text:style-name="L1">
        <text:list-item>
          <text:p text:style-name="P2">❌ No debe ser “malo porque sí”</text:p>
        </text:list-item>
        <text:list-item>
          <text:p text:style-name="P2">❌ No debe disfrutar abiertamente del mal (eso genera distancia)</text:p>
        </text:list-item>
        <text:list-item>
          <text:p text:style-name="P2">❌ No debe ser caótico o impulsivo</text:p>
        </text:list-item>
        <text:list-item>
          <text:p text:style-name="P2"><text:soft-page-break/>❌ No debe ser estúpido</text:p>
        </text:list-item>
        <text:list-item>
          <text:p text:style-name="P2">❌ No debe ser fácilmente derrotable</text:p>
        </text:list-item>
      </text:list>
      <text:p text:style-name="Text_20_body">El mal adulto es <text:span text:style-name="Strong_20_Emphasis">racional</text:span>, <text:span text:style-name="Strong_20_Emphasis">eficiente</text:span> y <text:span text:style-name="Strong_20_Emphasis">convincente</text:span>.</text:p>
      <text:p text:style-name="Horizontal_20_Line"/>
      <text:h text:style-name="Heading_20_2" text:outline-level="2">3. Definición esencial del mal</text:h>
      <text:p text:style-name="Text_20_body">Propongo esta definición base:</text:p>
      <text:p text:style-name="Quotations"><text:span text:style-name="Strong_20_Emphasis">El mal es una inteligencia que ha elegido optimizar su propia supervivencia, poder o estabilidad, sacrificando conscientemente a otros, y justificándolo como necesario.</text:span></text:p>
      <text:p text:style-name="Text_20_body">Esto conecta muy bien con tu modelo lógico de la vida:</text:p>
      <text:list xml:id="list3151408761" text:style-name="L2">
        <text:list-item>
          <text:p text:style-name="P3">No niega la inteligencia</text:p>
        </text:list-item>
        <text:list-item>
          <text:p text:style-name="P3">No niega la lógica</text:p>
        </text:list-item>
        <text:list-item>
          <text:p text:style-name="P3">Niega la <text:span text:style-name="Strong_20_Emphasis">empatía</text:span></text:p>
        </text:list-item>
        <text:list-item>
          <text:p text:style-name="P3">Niega el valor del individuo</text:p>
        </text:list-item>
      </text:list>
      <text:p text:style-name="Text_20_body">El mal <text:span text:style-name="Strong_20_Emphasis">no es ausencia de razón</text:span>,<text:line-break/>es razón sin compasión.</text:p>
      <text:p text:style-name="Horizontal_20_Line"/>
      <text:h text:style-name="Heading_20_2" text:outline-level="2">4. Personalidad del enemigo de Elara</text:h>
      <text:h text:style-name="Heading_20_3" text:outline-level="3">Rasgos centrales</text:h>
      <text:p text:style-name="Text_20_body">El enemigo debe ser:</text:p>
      <text:list xml:id="list2856379407" text:style-name="L3">
        <text:list-item>
          <text:p text:style-name="P4"><text:span text:style-name="Strong_20_Emphasis">Calmo</text:span></text:p>
        </text:list-item>
        <text:list-item>
          <text:p text:style-name="P4"><text:span text:style-name="Strong_20_Emphasis">Paciente</text:span></text:p>
        </text:list-item>
        <text:list-item>
          <text:p text:style-name="P4"><text:span text:style-name="Strong_20_Emphasis">Seguro de tener razón</text:span></text:p>
        </text:list-item>
        <text:list-item>
          <text:p text:style-name="P4"><text:span text:style-name="Strong_20_Emphasis">Incapaz de sentir culpa</text:span></text:p>
        </text:list-item>
        <text:list-item>
          <text:p text:style-name="P4"><text:span text:style-name="Strong_20_Emphasis">Convencido de que Elara es el problema</text:span></text:p>
        </text:list-item>
      </text:list>
      <text:p text:style-name="Text_20_body">No grita.<text:line-break/>No amenaza.<text:line-break/>No se justifica.</text:p>
      <text:p text:style-name="Text_20_body">Habla como alguien que <text:span text:style-name="Strong_20_Emphasis">ha ganado hace mucho tiempo</text:span>.</text:p>
      <text:p text:style-name="Horizontal_20_Line"/>
      <text:h text:style-name="Heading_20_3" text:outline-level="3"><text:soft-page-break/>Cómo se percibe a sí mismo</text:h>
      <text:p text:style-name="Text_20_body">El villano no se ve como malvado. Se ve como:</text:p>
      <text:list xml:id="list309262707" text:style-name="L4">
        <text:list-item>
          <text:p text:style-name="P5">El que <text:span text:style-name="Strong_20_Emphasis">mantiene el orden</text:span></text:p>
        </text:list-item>
        <text:list-item>
          <text:p text:style-name="P5">El que <text:span text:style-name="Strong_20_Emphasis">hace lo necesario</text:span></text:p>
        </text:list-item>
        <text:list-item>
          <text:p text:style-name="P5">El que <text:span text:style-name="Strong_20_Emphasis">carga con decisiones que otros no se atreven a tomar</text:span></text:p>
        </text:list-item>
        <text:list-item>
          <text:p text:style-name="P5">El que <text:span text:style-name="Strong_20_Emphasis">sacrifica a unos pocos para salvar a muchos</text:span></text:p>
        </text:list-item>
      </text:list>
      <text:p text:style-name="Text_20_body">Frase tipo (no literal, pero orientativa):</text:p>
      <text:p text:style-name="Quotations">“No soy cruel. Soy responsable.”</text:p>
      <text:p text:style-name="Text_20_body">Eso genera una rabia profunda en el lector.</text:p>
      <text:p text:style-name="Horizontal_20_Line"/>
      <text:h text:style-name="Heading_20_2" text:outline-level="2">5. Acciones que generan odio real</text:h>
      <text:p text:style-name="Text_20_body">Aquí es donde se gana o se pierde al lector.</text:p>
      <text:h text:style-name="Heading_20_3" text:outline-level="3">5.1 Crueldad burocrática (la más poderosa)</text:h>
      <text:p text:style-name="Text_20_body">Nada genera más impotencia que:</text:p>
      <text:list xml:id="list3112732798" text:style-name="L5">
        <text:list-item>
          <text:p text:style-name="P6">Negar ayuda <text:span text:style-name="Strong_20_Emphasis">siguiendo reglas</text:span></text:p>
        </text:list-item>
        <text:list-item>
          <text:p text:style-name="P6">Dejar morir a alguien <text:span text:style-name="Strong_20_Emphasis">porque no cumple un criterio</text:span></text:p>
        </text:list-item>
        <text:list-item>
          <text:p text:style-name="P6">Castigar sin ensañamiento, solo con indiferencia</text:p>
        </text:list-item>
      </text:list>
      <text:p text:style-name="Text_20_body">Ejemplos narrativos:</text:p>
      <text:list xml:id="list882708512" text:style-name="L6">
        <text:list-item>
          <text:p text:style-name="P7">El enemigo <text:span text:style-name="Strong_20_Emphasis">firma una orden</text:span> que condena a cientos, y luego sigue comiendo.</text:p>
        </text:list-item>
        <text:list-item>
          <text:p text:style-name="P7">Escucha súplicas sin emoción y responde:</text:p>
          <text:p text:style-name="P1">“Entiendo su situación. Aun así, la decisión es correcta.”</text:p>
        </text:list-item>
      </text:list>
      <text:p text:style-name="Text_20_body">El lector siente:</text:p>
      <text:list xml:id="list164384403" text:style-name="L7">
        <text:list-item>
          <text:p text:style-name="P8">Indignación</text:p>
        </text:list-item>
        <text:list-item>
          <text:p text:style-name="P8">Rabia</text:p>
        </text:list-item>
        <text:list-item>
          <text:p text:style-name="P8">Deseo de justicia</text:p>
        </text:list-item>
        <text:list-item>
          <text:p text:style-name="P8">Impotencia</text:p>
        </text:list-item>
      </text:list>
      <text:p text:style-name="Horizontal_20_Line"/>
      <text:h text:style-name="Heading_20_3" text:outline-level="3"><text:soft-page-break/>5.2 Daño a inocentes conscientes</text:h>
      <text:p text:style-name="Text_20_body">Para que duela de verdad:</text:p>
      <text:list xml:id="list405492923" text:style-name="L8">
        <text:list-item>
          <text:p text:style-name="P9">Niños</text:p>
        </text:list-item>
        <text:list-item>
          <text:p text:style-name="P9">Personas que confían</text:p>
        </text:list-item>
        <text:list-item>
          <text:p text:style-name="P9">Gente que cree en el sistema</text:p>
        </text:list-item>
        <text:list-item>
          <text:p text:style-name="P9">Alguien que <text:span text:style-name="Strong_20_Emphasis">admira</text:span> al villano</text:p>
        </text:list-item>
      </text:list>
      <text:p text:style-name="Text_20_body">El mal más odiado es el que <text:span text:style-name="Strong_20_Emphasis">traiciona la confianza</text:span>.</text:p>
      <text:p text:style-name="Horizontal_20_Line"/>
      <text:h text:style-name="Heading_20_3" text:outline-level="3">5.3 Humillación moral de Elara</text:h>
      <text:p text:style-name="Text_20_body">El enemigo no solo debe dañarla físicamente.</text:p>
      <text:p text:style-name="Text_20_body">Debe:</text:p>
      <text:list xml:id="list3182081684" text:style-name="L9">
        <text:list-item>
          <text:p text:style-name="P10">Ridiculizar sus ideales</text:p>
        </text:list-item>
        <text:list-item>
          <text:p text:style-name="P10">Presentar su compasión como debilidad</text:p>
        </text:list-item>
        <text:list-item>
          <text:p text:style-name="P10">Demostrarle que su bondad <text:span text:style-name="Strong_20_Emphasis">tiene consecuencias terribles</text:span></text:p>
        </text:list-item>
      </text:list>
      <text:p text:style-name="Text_20_body">Ejemplo de efecto narrativo:<text:line-break/>Elara intenta salvar a alguien → el villano usa eso para provocar una tragedia mayor.</text:p>
      <text:p text:style-name="Text_20_body">El lector piensa:</text:p>
      <text:p text:style-name="Quotations">“No es justo.”</text:p>
      <text:p text:style-name="Text_20_body">Y ahí nace el deseo de victoria.</text:p>
      <text:p text:style-name="Horizontal_20_Line"/>
      <text:h text:style-name="Heading_20_2" text:outline-level="2">6. Relación entre Elara y el mal</text:h>
      <text:p text:style-name="Text_20_body">Esto es muy importante:</text:p>
      <text:p text:style-name="Text_20_body">El enemigo <text:span text:style-name="Strong_20_Emphasis">entiende a Elara mejor que ella misma</text:span>.</text:p>
      <text:list xml:id="list3275812201" text:style-name="L10">
        <text:list-item>
          <text:p text:style-name="P11">Sabe cómo piensa</text:p>
        </text:list-item>
        <text:list-item>
          <text:p text:style-name="P11">Sabe qué la mueve</text:p>
        </text:list-item>
        <text:list-item>
          <text:p text:style-name="P11">Sabe cómo usar su moral contra ella</text:p>
        </text:list-item>
      </text:list>
      <text:p text:style-name="Text_20_body">Y aun así la desprecia, no por inferior, sino por <text:span text:style-name="Strong_20_Emphasis">ingenua</text:span>.</text:p>
      <text:p text:style-name="Quotations">“Tú aún crees que el mundo puede salvarse sin romperse.”</text:p>
      <text:p text:style-name="Horizontal_20_Line"/>
      <text:h text:style-name="Heading_20_2" text:outline-level="2"><text:soft-page-break/>7. El mal como espejo de la vida</text:h>
      <text:p text:style-name="Text_20_body">Aquí conectamos con tu ensayo.</text:p>
      <text:p text:style-name="Text_20_body">El mal no es externo a la vida.<text:line-break/>Es una <text:span text:style-name="Strong_20_Emphasis">posibilidad interna del sistema</text:span>.</text:p>
      <text:list xml:id="list1169883733" text:style-name="L11">
        <text:list-item>
          <text:p text:style-name="P12">La vida optimiza</text:p>
        </text:list-item>
        <text:list-item>
          <text:p text:style-name="P12">La vida poda</text:p>
        </text:list-item>
        <text:list-item>
          <text:p text:style-name="P12">La vida sacrifica</text:p>
        </text:list-item>
      </text:list>
      <text:p text:style-name="Text_20_body">El villano representa:<text:line-break/>👉 <text:span text:style-name="Strong_20_Emphasis">La vida cuando olvida al individuo</text:span></text:p>
      <text:p text:style-name="Text_20_body">Elara representa:<text:line-break/>👉 <text:span text:style-name="Strong_20_Emphasis">La vida cuando se reconoce a sí misma</text:span></text:p>
      <text:p text:style-name="Text_20_body">Por eso la lucha no es solo moral.<text:line-break/>Es <text:span text:style-name="Strong_20_Emphasis">existencial</text:span>.</text:p>
      <text:p text:style-name="Horizontal_20_Line"/>
      <text:h text:style-name="Heading_20_2" text:outline-level="2">8. Objetivo emocional del lector</text:h>
      <text:p text:style-name="Text_20_body">Si todo esto funciona, el lector no quiere que Elara gane porque sea buena.</text:p>
      <text:p text:style-name="Text_20_body">Quiere que gane porque:</text:p>
      <text:list xml:id="list2610079881" text:style-name="L12">
        <text:list-item>
          <text:p text:style-name="P13">El enemigo es injusto</text:p>
        </text:list-item>
        <text:list-item>
          <text:p text:style-name="P13">El enemigo es frío</text:p>
        </text:list-item>
        <text:list-item>
          <text:p text:style-name="P13">El enemigo tiene razón… pero aun así está mal</text:p>
        </text:list-item>
        <text:list-item>
          <text:p text:style-name="P13">El mundo que propone es insoportable</text:p>
        </text:list-item>
      </text:list>
      <text:p text:style-name="Text_20_body">Y entonces, cuando Elara triunfe, el lector sentirá:</text:p>
      <text:list xml:id="list761895072" text:style-name="L13">
        <text:list-item>
          <text:p text:style-name="P14">Alivio</text:p>
        </text:list-item>
        <text:list-item>
          <text:p text:style-name="P14">Justicia</text:p>
        </text:list-item>
        <text:list-item>
          <text:p text:style-name="P14">Reparación</text:p>
        </text:list-item>
        <text:list-item>
          <text:p text:style-name="P14">No felicidad ingenua, sino <text:span text:style-name="Strong_20_Emphasis">paz después de la tormenta</text:span></text:p>
        </text:list-item>
      </text:list>
      <text:p text:style-name="Horizontal_20_Line"/>
      <text:h text:style-name="Heading_20_2" text:outline-level="2">9. Próximo paso (cuando tú quieras)</text:h>
      <text:p text:style-name="Text_20_body">Cuando lo decidas, podemos:</text:p>
      <text:list xml:id="list1179454524" text:style-name="L14">
        <text:list-item>
          <text:p text:style-name="P15">Diseñar <text:span text:style-name="Strong_20_Emphasis">un antagonista concreto</text:span> (nombre, rol, historia)</text:p>
        </text:list-item>
        <text:list-item>
          <text:p text:style-name="P15"><text:soft-page-break/>Definir <text:span text:style-name="Strong_20_Emphasis">sus primeras apariciones</text:span></text:p>
        </text:list-item>
        <text:list-item>
          <text:p text:style-name="P15">Crear <text:span text:style-name="Strong_20_Emphasis">una escena clave</text:span> que haga odiarlo para siempre</text:p>
        </text:list-item>
        <text:list-item>
          <text:p text:style-name="P15">O mapear <text:span text:style-name="Strong_20_Emphasis">el mal en cada capítulo</text:span>, como fuerza progresiva</text:p>
        </text:list-item>
      </text:list>
      <text:p text:style-name="Text_20_body">Tú marcas el ritmo.<text:line-break/>Este es un terreno oscuro, pero muy fértil.</text:p>
      <text:p text:style-name="Text_20_body"/>
      <text:p text:style-name="Horizontal_20_Line"/>
      <text:p text:style-name="Text_20_body"/>
      <text:p text:style-name="Text_20_body">exacto.</text:p>
      <text:p text:style-name="Text_20_body">has entendido la idea.</text:p>
      <text:p text:style-name="Text_20_body">ahora vamos a crear un resumen de ideas para los diferentes capitulos.</text:p>
      <text:p text:style-name="Text_20_body">aqui el mal no es una sola persona, sino un ejercito de malvados que actuaran por separado o en grupos.</text:p>
      <text:p text:style-name="Text_20_body">Veamos algunas ideas centrales del argumento.</text:p>
      <text:p text:style-name="Text_20_body">el jefe de los malos sera Morgerathus, sin embargo solo aparecera directamente al principio y al final de la historia.</text:p>
      <text:p text:style-name="Text_20_body">seran sus secuaces, quienes actuaran capitulo tras capitulo contra Elara.</text:p>
      <text:p text:style-name="Text_20_body">Utilizaremos a un malvado diferente en cada capitulo.</text:p>
      <text:p text:style-name="Text_20_body">el objetivo de Elara en cada capitulo es:</text:p>
      <text:p text:style-name="Text_20_body">-explorar yacimientos arqueologicos locales, para descubrir un conocimiento mistico antiguo que le revele algo acerca de la propia existencia.</text:p>
      <text:p text:style-name="Text_20_body">-obtener informacion y recursos que la ayuden a continuar con su viaje a traves de Lluviara hacia la gran montana. </text:p>
      <text:p text:style-name="Text_20_body"/>
      <text:p text:style-name="Text_20_body">el objetivo de los enemigos de Elara en cada capitulo es:</text:p>
      <text:p text:style-name="Text_20_body">-obtener informacion acerca de hacia adonde se dirige Elara, y cuales son sus planes.</text:p>
      <text:p text:style-name="Text_20_body">-evitar que Elara obtenga armas o poder</text:p>
      <text:p text:style-name="Text_20_body">-robar los amuletos de cristal de cuarzo que Elara encontrara en su viaje y que juntos forman un mapa.</text:p>
      <text:p text:style-name="Text_20_body">-entorpecer o destruir sus alianzas sociales</text:p>
      <text:p text:style-name="Text_20_body">-averiguar adonde se encuentra el codex (una informacion que Elara no confiara nunca)</text:p>
      <text:p text:style-name="Text_20_body">-y perjudicarla para que siempre este en desventaja ya que el mal quiere apoderarse del codex antes que ella lo haga.</text:p>
      <text:p text:style-name="Text_20_body"><text:soft-page-break/></text:p>
      <text:p text:style-name="Text_20_body">digamos ahora que Elara llega a un <text:s/>nuevo pueblo (esto sucede al inicio de cada capitulo) e intenta organizarse.</text:p>
      <text:p text:style-name="Text_20_body">aqui conocera, junto a otros vecinos del lugar, al enemigo.</text:p>
      <text:p text:style-name="Text_20_body">puedes proponer una lista de enemigos y acciones malvadas como ejemplo para distintos capitulos?</text:p>
      <text:p text:style-name="Text_20_body"/>
      <text:p text:style-name="Horizontal_20_Line"/>
      <text:p text:style-name="Text_20_body"/>
      <text:p text:style-name="Text_20_body">Excelente.<text:line-break/>Aquí ya estamos en <text:span text:style-name="Strong_20_Emphasis">arquitectura narrativa adulta</text:span>, no en simple caracterización.</text:p>
      <text:p text:style-name="Text_20_body">Voy a proponerte un <text:span text:style-name="Strong_20_Emphasis">marco reutilizable</text:span>:<text:line-break/>una <text:span text:style-name="Strong_20_Emphasis">galería de antagonistas</text:span> que representan <text:span text:style-name="Strong_20_Emphasis">formas distintas del mal</text:span>, cada una diseñada para provocar un tipo concreto de odio, impotencia o deseo de justicia en el lector.</text:p>
      <text:p text:style-name="Text_20_body">No son “jefes de nivel”.<text:line-break/>Son <text:span text:style-name="Strong_20_Emphasis">caras distintas del mismo sistema</text:span> que sirve a Morgerathus.</text:p>
      <text:p text:style-name="Horizontal_20_Line"/>
      <text:h text:style-name="Heading_20_2" text:outline-level="2">1. Principio estructural de cada capítulo</text:h>
      <text:p text:style-name="Text_20_body"><text:span text:style-name="Strong_20_Emphasis">Inicio de capítulo (patrón fijo):</text:span></text:p>
      <text:list xml:id="list38886014" text:style-name="L15">
        <text:list-item>
          <text:p text:style-name="P16">Elara llega a un nuevo asentamiento de Lluviara.</text:p>
        </text:list-item>
        <text:list-item>
          <text:p text:style-name="P16">El lugar tiene una tensión latente: miedo, escasez, silencio, fe ciega, corrupción, etc.</text:p>
        </text:list-item>
        <text:list-item>
          <text:p text:style-name="P16">El antagonista <text:span text:style-name="Strong_20_Emphasis">ya está allí</text:span>, integrado en la comunidad.</text:p>
        </text:list-item>
        <text:list-item>
          <text:p text:style-name="P16">Al principio <text:span text:style-name="Strong_20_Emphasis">no parece el enemigo</text:span>.</text:p>
        </text:list-item>
      </text:list>
      <text:p text:style-name="Text_20_body"><text:span text:style-name="Strong_20_Emphasis">Final de capítulo (patrón emocional):</text:span></text:p>
      <text:list xml:id="list17195656" text:style-name="L16">
        <text:list-item>
          <text:p text:style-name="P17">Elara sobrevive, pero:</text:p>
          <text:list>
            <text:list-item>
              <text:p text:style-name="P17">pierde recursos</text:p>
            </text:list-item>
            <text:list-item>
              <text:p text:style-name="P17">pierde aliados</text:p>
            </text:list-item>
            <text:list-item>
              <text:p text:style-name="P17">pierde tiempo</text:p>
            </text:list-item>
            <text:list-item>
              <text:p text:style-name="P17">o gana conocimiento a un coste injusto</text:p>
            </text:list-item>
          </text:list>
        </text:list-item>
        <text:list-item>
          <text:p text:style-name="P17">El mal no es derrotado completamente.</text:p>
        </text:list-item>
        <text:list-item>
          <text:p text:style-name="P17">Morgerathus avanza sin aparecer.</text:p>
        </text:list-item>
      </text:list>
      <text:p text:style-name="Horizontal_20_Line"/>
      <text:h text:style-name="Heading_20_2" text:outline-level="2"><text:soft-page-break/>2. Morgerathus (presencia ausente)</text:h>
      <text:p text:style-name="Text_20_body">Morgerathus no actúa directamente.<text:line-break/><text:span text:style-name="Strong_20_Emphasis">Administra el mal</text:span>.</text:p>
      <text:list xml:id="list1633046968" text:style-name="L17">
        <text:list-item>
          <text:p text:style-name="P18">No envía órdenes explícitas.</text:p>
        </text:list-item>
        <text:list-item>
          <text:p text:style-name="P18">Ha construido una estructura donde la gente <text:span text:style-name="Emphasis">elige</text:span> hacer el mal.</text:p>
        </text:list-item>
        <text:list-item>
          <text:p text:style-name="P18">Sus secuaces compiten entre sí por eficacia.</text:p>
        </text:list-item>
        <text:list-item>
          <text:p text:style-name="P18">El sistema funciona incluso si él muere.</text:p>
        </text:list-item>
      </text:list>
      <text:p text:style-name="Text_20_body">Eso lo convierte en algo <text:span text:style-name="Strong_20_Emphasis">más temible que un tirano</text:span>.</text:p>
      <text:p text:style-name="Horizontal_20_Line"/>
      <text:h text:style-name="Heading_20_2" text:outline-level="2">3. Tipologías de enemigos (uno por capítulo)</text:h>
      <text:h text:style-name="Heading_20_3" text:outline-level="3">CAPÍTULO I — <text:span text:style-name="Emphasis">El Recaudador</text:span></text:h>
      <text:p text:style-name="Text_20_body"><text:span text:style-name="Strong_20_Emphasis">Nombre sugerido:</text:span> Thalen, el Administrador<text:line-break/><text:span text:style-name="Strong_20_Emphasis">Rol en el pueblo:</text:span> encargado del censo, impuestos y permisos<text:line-break/><text:span text:style-name="Strong_20_Emphasis">Forma de mal:</text:span> burocrático, legal, aséptico</text:p>
      <text:p text:style-name="Text_20_body"><text:span text:style-name="Strong_20_Emphasis">Acciones malvadas:</text:span></text:p>
      <text:list xml:id="list57791345" text:style-name="L18">
        <text:list-item>
          <text:p text:style-name="P19">Exige documentación imposible a Elara para acceder al yacimiento.</text:p>
        </text:list-item>
        <text:list-item>
          <text:p text:style-name="P19">Retiene suministros “hasta nueva revisión”.</text:p>
        </text:list-item>
        <text:list-item>
          <text:p text:style-name="P19">Marca a Elara como “elemento inestable”.</text:p>
        </text:list-item>
        <text:list-item>
          <text:p text:style-name="P19">Informa discretamente a Morgerathus de su presencia y ruta probable.</text:p>
        </text:list-item>
      </text:list>
      <text:p text:style-name="Text_20_body"><text:span text:style-name="Strong_20_Emphasis">Efecto emocional:</text:span></text:p>
      <text:list xml:id="list1717096163" text:style-name="L19">
        <text:list-item>
          <text:p text:style-name="P20">Impotencia</text:p>
        </text:list-item>
        <text:list-item>
          <text:p text:style-name="P20">Rabia fría</text:p>
        </text:list-item>
        <text:list-item>
          <text:p text:style-name="P20">Sensación de injusticia sistémica</text:p>
        </text:list-item>
      </text:list>
      <text:p text:style-name="Text_20_body"><text:span text:style-name="Strong_20_Emphasis">Resultado del capítulo:</text:span></text:p>
      <text:list xml:id="list1402777483" text:style-name="L20">
        <text:list-item>
          <text:p text:style-name="P21">Elara accede al yacimiento… tarde.</text:p>
        </text:list-item>
        <text:list-item>
          <text:p text:style-name="P21">El antagonista se va ileso.</text:p>
        </text:list-item>
        <text:list-item>
          <text:p text:style-name="P21">Se pierde un amuleto menor.</text:p>
        </text:list-item>
      </text:list>
      <text:p text:style-name="Horizontal_20_Line"/>
      <text:h text:style-name="Heading_20_3" text:outline-level="3"><text:soft-page-break/>CAPÍTULO II — <text:span text:style-name="Emphasis">La Sacerdotisa del Orden</text:span></text:h>
      <text:p text:style-name="Text_20_body"><text:span text:style-name="Strong_20_Emphasis">Nombre:</text:span> Sireva<text:line-break/><text:span text:style-name="Strong_20_Emphasis">Rol:</text:span> líder espiritual local<text:line-break/><text:span text:style-name="Strong_20_Emphasis">Forma de mal:</text:span> fe como herramienta de control</text:p>
      <text:p text:style-name="Text_20_body"><text:span text:style-name="Strong_20_Emphasis">Acciones malvadas:</text:span></text:p>
      <text:list xml:id="list733026483" text:style-name="L21">
        <text:list-item>
          <text:p text:style-name="P22">Declara herético el conocimiento que Elara busca.</text:p>
        </text:list-item>
        <text:list-item>
          <text:p text:style-name="P22">Convence al pueblo de que ayudarla traerá desgracias.</text:p>
        </text:list-item>
        <text:list-item>
          <text:p text:style-name="P22">Rompe alianzas sociales.</text:p>
        </text:list-item>
        <text:list-item>
          <text:p text:style-name="P22">Identifica símbolos del mapa sin saber su función completa.</text:p>
        </text:list-item>
      </text:list>
      <text:p text:style-name="Text_20_body"><text:span text:style-name="Strong_20_Emphasis">Efecto emocional:</text:span></text:p>
      <text:list xml:id="list1851073096" text:style-name="L22">
        <text:list-item>
          <text:p text:style-name="P23">Indignación</text:p>
        </text:list-item>
        <text:list-item>
          <text:p text:style-name="P23">Traición</text:p>
        </text:list-item>
        <text:list-item>
          <text:p text:style-name="P23">Odio hacia la manipulación de la fe</text:p>
        </text:list-item>
      </text:list>
      <text:p text:style-name="Text_20_body"><text:span text:style-name="Strong_20_Emphasis">Resultado:</text:span></text:p>
      <text:list xml:id="list3692065867" text:style-name="L23">
        <text:list-item>
          <text:p text:style-name="P24">Elara obtiene conocimiento, pero pierde el apoyo del pueblo.</text:p>
        </text:list-item>
        <text:list-item>
          <text:p text:style-name="P24">Queda aislada.</text:p>
        </text:list-item>
      </text:list>
      <text:p text:style-name="Horizontal_20_Line"/>
      <text:h text:style-name="Heading_20_3" text:outline-level="3">CAPÍTULO III — <text:span text:style-name="Emphasis">El Protector</text:span></text:h>
      <text:p text:style-name="Text_20_body"><text:span text:style-name="Strong_20_Emphasis">Nombre:</text:span> Kael Ror<text:line-break/><text:span text:style-name="Strong_20_Emphasis">Rol:</text:span> jefe de la milicia<text:line-break/><text:span text:style-name="Strong_20_Emphasis">Forma de mal:</text:span> seguridad convertida en opresión</text:p>
      <text:p text:style-name="Text_20_body"><text:span text:style-name="Strong_20_Emphasis">Acciones:</text:span></text:p>
      <text:list xml:id="list119153926" text:style-name="L24">
        <text:list-item>
          <text:p text:style-name="P25">Ofrece protección… a cambio de información.</text:p>
        </text:list-item>
        <text:list-item>
          <text:p text:style-name="P25">Acompaña a Elara “por su seguridad”.</text:p>
        </text:list-item>
        <text:list-item>
          <text:p text:style-name="P25">La traiciona cuando encuentra el yacimiento.</text:p>
        </text:list-item>
        <text:list-item>
          <text:p text:style-name="P25">Intenta arrebatarle un amuleto por la fuerza.</text:p>
        </text:list-item>
      </text:list>
      <text:p text:style-name="Text_20_body"><text:span text:style-name="Strong_20_Emphasis">Efecto emocional:</text:span></text:p>
      <text:list xml:id="list1160817155" text:style-name="L25">
        <text:list-item>
          <text:p text:style-name="P26">Ira</text:p>
        </text:list-item>
        <text:list-item>
          <text:p text:style-name="P26">Sensación de abuso de poder</text:p>
        </text:list-item>
        <text:list-item>
          <text:p text:style-name="P26">Deseo de venganza</text:p>
        </text:list-item>
      </text:list>
      <text:p text:style-name="Text_20_body"><text:span text:style-name="Strong_20_Emphasis">Resultado:</text:span></text:p>
      <text:list xml:id="list780693077" text:style-name="L26">
        <text:list-item>
          <text:p text:style-name="P27"><text:soft-page-break/>Elara escapa, herida.</text:p>
        </text:list-item>
        <text:list-item>
          <text:p text:style-name="P27">Pierde tiempo y suministros.</text:p>
        </text:list-item>
        <text:list-item>
          <text:p text:style-name="P27">El enemigo muere o queda desacreditado, pero el daño está hecho.</text:p>
        </text:list-item>
      </text:list>
      <text:p text:style-name="Horizontal_20_Line"/>
      <text:h text:style-name="Heading_20_3" text:outline-level="3">CAPÍTULO IV — <text:span text:style-name="Emphasis">La Comerciante</text:span></text:h>
      <text:p text:style-name="Text_20_body"><text:span text:style-name="Strong_20_Emphasis">Nombre:</text:span> Vesha<text:line-break/><text:span text:style-name="Strong_20_Emphasis">Rol:</text:span> proveedora de caravanas<text:line-break/><text:span text:style-name="Strong_20_Emphasis">Forma de mal:</text:span> codicia racional</text:p>
      <text:p text:style-name="Text_20_body"><text:span text:style-name="Strong_20_Emphasis">Acciones:</text:span></text:p>
      <text:list xml:id="list751284705" text:style-name="L27">
        <text:list-item>
          <text:p text:style-name="P28">Vende información sobre Elara.</text:p>
        </text:list-item>
        <text:list-item>
          <text:p text:style-name="P28">Sabotea suministros.</text:p>
        </text:list-item>
        <text:list-item>
          <text:p text:style-name="P28">Finge ayudarla para identificar sus amuletos.</text:p>
        </text:list-item>
        <text:list-item>
          <text:p text:style-name="P28">Provoca una emboscada indirecta.</text:p>
        </text:list-item>
      </text:list>
      <text:p text:style-name="Text_20_body"><text:span text:style-name="Strong_20_Emphasis">Efecto emocional:</text:span></text:p>
      <text:list xml:id="list1995627120" text:style-name="L28">
        <text:list-item>
          <text:p text:style-name="P29">Desprecio</text:p>
        </text:list-item>
        <text:list-item>
          <text:p text:style-name="P29">Frustración</text:p>
        </text:list-item>
        <text:list-item>
          <text:p text:style-name="P29">Sensación de que nada es seguro</text:p>
        </text:list-item>
      </text:list>
      <text:p text:style-name="Text_20_body"><text:span text:style-name="Strong_20_Emphasis">Resultado:</text:span></text:p>
      <text:list xml:id="list898086680" text:style-name="L29">
        <text:list-item>
          <text:p text:style-name="P30">Elara aprende a no confiar.</text:p>
        </text:list-item>
        <text:list-item>
          <text:p text:style-name="P30">Gana conocimiento, pierde inocencia.</text:p>
        </text:list-item>
      </text:list>
      <text:p text:style-name="Horizontal_20_Line"/>
      <text:h text:style-name="Heading_20_3" text:outline-level="3">CAPÍTULO V — <text:span text:style-name="Emphasis">El Erudito</text:span></text:h>
      <text:p text:style-name="Text_20_body"><text:span text:style-name="Strong_20_Emphasis">Nombre:</text:span> Malrek<text:line-break/><text:span text:style-name="Strong_20_Emphasis">Rol:</text:span> estudioso de ruinas antiguas<text:line-break/><text:span text:style-name="Strong_20_Emphasis">Forma de mal:</text:span> conocimiento sin ética</text:p>
      <text:p text:style-name="Text_20_body"><text:span text:style-name="Strong_20_Emphasis">Acciones:</text:span></text:p>
      <text:list xml:id="list2148481531" text:style-name="L30">
        <text:list-item>
          <text:p text:style-name="P31">Comprende mejor que Elara el valor del Codex.</text:p>
        </text:list-item>
        <text:list-item>
          <text:p text:style-name="P31">Finge cooperación intelectual.</text:p>
        </text:list-item>
        <text:list-item>
          <text:p text:style-name="P31">Intenta manipularla para que lo conduzca a él.</text:p>
        </text:list-item>
        <text:list-item>
          <text:p text:style-name="P31">Registra patrones del mapa.</text:p>
        </text:list-item>
      </text:list>
      <text:p text:style-name="Text_20_body"><text:soft-page-break/><text:span text:style-name="Strong_20_Emphasis">Efecto emocional:</text:span></text:p>
      <text:list xml:id="list569105610" text:style-name="L31">
        <text:list-item>
          <text:p text:style-name="P32">Tensión intelectual</text:p>
        </text:list-item>
        <text:list-item>
          <text:p text:style-name="P32">Traición</text:p>
        </text:list-item>
        <text:list-item>
          <text:p text:style-name="P32">Miedo al mal inteligente</text:p>
        </text:list-item>
      </text:list>
      <text:p text:style-name="Text_20_body"><text:span text:style-name="Strong_20_Emphasis">Resultado:</text:span></text:p>
      <text:list xml:id="list4219725807" text:style-name="L32">
        <text:list-item>
          <text:p text:style-name="P33">Elara se ve obligada a ocultar información para siempre.</text:p>
        </text:list-item>
        <text:list-item>
          <text:p text:style-name="P33">El Codex se vuelve inconfesable.</text:p>
        </text:list-item>
      </text:list>
      <text:p text:style-name="Horizontal_20_Line"/>
      <text:h text:style-name="Heading_20_3" text:outline-level="3">CAPÍTULO VI — <text:span text:style-name="Emphasis">El Convertido</text:span></text:h>
      <text:p text:style-name="Text_20_body"><text:span text:style-name="Strong_20_Emphasis">Nombre:</text:span> alguien cercano a Elara<text:line-break/><text:span text:style-name="Strong_20_Emphasis">Rol:</text:span> aliado previo<text:line-break/><text:span text:style-name="Strong_20_Emphasis">Forma de mal:</text:span> supervivencia egoísta</text:p>
      <text:p text:style-name="Text_20_body"><text:span text:style-name="Strong_20_Emphasis">Acciones:</text:span></text:p>
      <text:list xml:id="list2340901363" text:style-name="L33">
        <text:list-item>
          <text:p text:style-name="P34">Traiciona por miedo.</text:p>
        </text:list-item>
        <text:list-item>
          <text:p text:style-name="P34">Revela una pista falsa sobre el Codex.</text:p>
        </text:list-item>
        <text:list-item>
          <text:p text:style-name="P34">No odia a Elara, pero la vende.</text:p>
        </text:list-item>
      </text:list>
      <text:p text:style-name="Text_20_body"><text:span text:style-name="Strong_20_Emphasis">Efecto emocional:</text:span></text:p>
      <text:list xml:id="list3711383193" text:style-name="L34">
        <text:list-item>
          <text:p text:style-name="P35">Dolor</text:p>
        </text:list-item>
        <text:list-item>
          <text:p text:style-name="P35">Tristeza</text:p>
        </text:list-item>
        <text:list-item>
          <text:p text:style-name="P35">Desesperanza</text:p>
        </text:list-item>
      </text:list>
      <text:p text:style-name="Text_20_body"><text:span text:style-name="Strong_20_Emphasis">Resultado:</text:span></text:p>
      <text:list xml:id="list3652997620" text:style-name="L35">
        <text:list-item>
          <text:p text:style-name="P36">Elara pierde un vínculo emocional clave.</text:p>
        </text:list-item>
        <text:list-item>
          <text:p text:style-name="P36">Su viaje se vuelve solitario.</text:p>
        </text:list-item>
      </text:list>
      <text:p text:style-name="Horizontal_20_Line"/>
      <text:h text:style-name="Heading_20_2" text:outline-level="2">4. Progresión del mal</text:h>
      <text:p text:style-name="Text_20_body">Capítulo tras capítulo:</text:p>
      <text:list xml:id="list3425279761" text:style-name="L36">
        <text:list-item>
          <text:p text:style-name="P37">El mal se vuelve:</text:p>
          <text:list>
            <text:list-item>
              <text:p text:style-name="P37">más sutil</text:p>
            </text:list-item>
            <text:list-item>
              <text:p text:style-name="P37">más inteligente</text:p>
            </text:list-item>
            <text:list-item>
              <text:p text:style-name="P37"><text:soft-page-break/>más cercano</text:p>
            </text:list-item>
          </text:list>
        </text:list-item>
        <text:list-item>
          <text:p text:style-name="P37">Elara:</text:p>
          <text:list>
            <text:list-item>
              <text:p text:style-name="P37">aprende</text:p>
            </text:list-item>
            <text:list-item>
              <text:p text:style-name="P37">endurece</text:p>
            </text:list-item>
            <text:list-item>
              <text:p text:style-name="P37">pierde partes de sí misma</text:p>
            </text:list-item>
          </text:list>
        </text:list-item>
      </text:list>
      <text:p text:style-name="Text_20_body">El lector siente:</text:p>
      <text:p text:style-name="Quotations">“Si ella falla, esto ganará.”</text:p>
      <text:p text:style-name="Horizontal_20_Line"/>
      <text:h text:style-name="Heading_20_2" text:outline-level="2">5. Preparación para Morgerathus</text:h>
      <text:p text:style-name="Text_20_body">Cuando Morgerathus reaparezca al final:</text:p>
      <text:list xml:id="list1963553653" text:style-name="L37">
        <text:list-item>
          <text:p text:style-name="P38">El lector ya lo odia</text:p>
        </text:list-item>
        <text:list-item>
          <text:p text:style-name="P38">Aunque apenas lo haya visto</text:p>
        </text:list-item>
        <text:list-item>
          <text:p text:style-name="P38">Porque <text:span text:style-name="Strong_20_Emphasis">todo lo anterior ha sido obra suya</text:span></text:p>
        </text:list-item>
      </text:list>
      <text:p text:style-name="Text_20_body">Él no es el mal.<text:line-break/>Es <text:span text:style-name="Strong_20_Emphasis">el arquitecto</text:span>.</text:p>
      <text:p text:style-name="Horizontal_20_Line"/>
      <text:p text:style-name="Text_20_body">Si quieres, en el siguiente paso podemos:</text:p>
      <text:list xml:id="list742952270" text:style-name="L38">
        <text:list-item>
          <text:p text:style-name="P39">Ajustar esta lista al <text:span text:style-name="Strong_20_Emphasis">orden real de capítulos</text:span></text:p>
        </text:list-item>
        <text:list-item>
          <text:p text:style-name="P39">Crear una <text:span text:style-name="Strong_20_Emphasis">escena inaugural tipo</text:span> (llegada al pueblo)</text:p>
        </text:list-item>
        <text:list-item>
          <text:p text:style-name="P39">O diseñar <text:span text:style-name="Strong_20_Emphasis">una maldad imperdonable</text:span> que marque un punto de no retorno</text:p>
        </text:list-item>
      </text:list>
      <text:p text:style-name="Text_20_body">Tú decides cómo seguimos descendiendo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21T20:28:48.066000000</meta:creation-date>
    <dc:date>2025-12-21T20:33:26.063000000</dc:date>
    <meta:editing-duration>PT4M38S</meta:editing-duration>
    <meta:editing-cycles>1</meta:editing-cycles>
    <meta:document-statistic meta:table-count="0" meta:image-count="0" meta:object-count="0" meta:page-count="12" meta:paragraph-count="277" meta:word-count="1991" meta:character-count="11351" meta:non-whitespace-character-count="9765"/>
    <meta:generator>LibreOffice/7.3.5.2$Windows_X86_64 LibreOffice_project/184fe81b8c8c30d8b5082578aee2fed2ea847c01</meta:generator>
  </office:meta>
</office:document-meta>
</file>